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B0000006D26B3AB3C6E78BA4E4.png" manifest:media-type="image/png"/>
  <manifest:file-entry manifest:full-path="Pictures/10000201000006EA000005DAAB34613CB6790A28.png" manifest:media-type="image/png"/>
  <manifest:file-entry manifest:full-path="Pictures/1000020100000AB0000006D26525A2EAB00B5C51.png" manifest:media-type="image/png"/>
  <manifest:file-entry manifest:full-path="Pictures/10000201000006D800000622997EFDF607C268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b35" officeooo:paragraph-rsid="000a1b35"/>
    </style:style>
    <style:style style:name="P2" style:family="paragraph" style:parent-style-name="Standard">
      <style:text-properties officeooo:rsid="000ae2f4" officeooo:paragraph-rsid="000ae2f4"/>
    </style:style>
    <style:style style:name="P3" style:family="paragraph" style:parent-style-name="Standard">
      <style:text-properties officeooo:rsid="000c51b8" officeooo:paragraph-rsid="000c51b8"/>
    </style:style>
    <style:style style:name="P4" style:family="paragraph" style:parent-style-name="Standard">
      <style:text-properties officeooo:paragraph-rsid="000c51b8"/>
    </style:style>
    <style:style style:name="P5" style:family="paragraph" style:parent-style-name="Standard">
      <style:text-properties officeooo:rsid="000ef2c3" officeooo:paragraph-rsid="000ef2c3"/>
    </style:style>
    <style:style style:name="T1" style:family="text">
      <style:text-properties officeooo:rsid="000ef2c3"/>
    </style:style>
    <style:style style:name="T2" style:family="text">
      <style:text-properties officeooo:rsid="000c51b8"/>
    </style:style>
    <style:style style:name="fr1" style:family="graphic" style:parent-style-name="Graphics">
      <style:graphic-properties style:horizontal-pos="center" style:horizontal-rel="paragraph" style:mirror="none" fo:clip="rect(0in, 5.1571in, 4.113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13.1654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ek7 tasks</text:p>
      <text:p text:style-name="P1">1.</text:p>
      <text:p text:style-name="P1"><draw:frame draw:style-name="fr4" draw:name="Image1" text:anchor-type="char" svg:width="6.6929in" svg:height="5.9972in" draw:z-index="0"><draw:image xlink:href="Pictures/10000201000006D800000622997EFDF607C26829.png" xlink:type="simple" xlink:show="embed" xlink:actuate="onLoad" loext:mime-type="image/png"/></draw:frame>2.</text:p>
      <text:p text:style-name="P1"><draw:frame draw:style-name="fr3" draw:name="Image2" text:anchor-type="char" svg:width="7.2028in" svg:height="8.5417in" draw:z-index="1"><draw:image xlink:href="Pictures/1000020100000AB0000006D26525A2EAB00B5C51.png" xlink:type="simple" xlink:show="embed" xlink:actuate="onLoad" loext:mime-type="image/png"/></draw:frame><text:soft-page-break/>3.</text:p>
      <text:p text:style-name="P2">3.</text:p>
      <text:p text:style-name="P2"><draw:frame draw:style-name="fr2" draw:name="Image3" text:anchor-type="char" svg:width="7.0291in" svg:height="5.9484in" draw:z-index="2"><draw:image xlink:href="Pictures/10000201000006EA000005DAAB34613CB6790A28.png" xlink:type="simple" xlink:show="embed" xlink:actuate="onLoad" loext:mime-type="image/png"/></draw:frame><text:soft-page-break/></text:p>
      <text:p text:style-name="P3">4.</text:p>
      <text:p text:style-name="P3"/>
      <text:p text:style-name="P3"/>
      <text:p text:style-name="P4"><draw:frame draw:style-name="fr1" draw:name="Image4" text:anchor-type="char" svg:width="7.8244in" svg:height="4.7173in" draw:z-index="3"><draw:image xlink:href="Pictures/1000020100000AB0000006D26B3AB3C6E78BA4E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23:18:49.968509039</meta:creation-date>
    <dc:date>2022-11-09T09:56:24.879699346</dc:date>
    <meta:editing-duration>P1DT10H37M31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5" meta:paragraph-count="6" meta:word-count="7" meta:character-count="21" meta:non-whitespace-character-count="20"/>
  </office:meta>
</office:document-meta>
</file>